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3cm" svg:stroke-color="#800000" draw:marker-start-width="0.245cm" draw:marker-end-width="0.245cm" draw:fill="solid" draw:fill-color="#ffff99" draw:textarea-vertical-align="middle" fo:min-height="1.313cm" fo:padding-top="0.125cm" fo:padding-bottom="0.125cm" fo:padding-left="0.25cm" fo:padding-right="0.25cm"/>
    </style:style>
    <style:style style:name="gr2" style:family="graphic" style:parent-style-name="standard">
      <style:graphic-properties draw:stroke="solid" svg:stroke-width="0.03cm" svg:stroke-color="#800000" draw:marker-start-width="0.245cm" draw:marker-end-width="0.245cm" draw:fill="solid" draw:fill-color="#ffff99" draw:textarea-vertical-align="middle" fo:min-height="1.313cm" fo:padding-top="0.125cm" fo:padding-bottom="0.125cm" fo:padding-left="0.25cm" fo:padding-right="0.25cm"/>
    </style:style>
    <style:style style:name="gr3" style:family="graphic" style:parent-style-name="standard">
      <style:graphic-properties draw:stroke="solid" svg:stroke-width="0.03cm" svg:stroke-color="#800000" draw:marker-start-width="0.245cm" draw:marker-end-width="0.245cm" draw:fill="solid" draw:fill-color="#ffff99" draw:textarea-vertical-align="middle" fo:min-height="1.25cm" fo:padding-top="0.125cm" fo:padding-bottom="0.125cm" fo:padding-left="0.25cm" fo:padding-right="0.25cm"/>
    </style:style>
    <style:style style:name="gr4" style:family="graphic" style:parent-style-name="standard">
      <style:graphic-properties draw:stroke="solid" draw:stroke-dash="Ultrafine_20_Dashed" svg:stroke-width="0.03cm" svg:stroke-color="#800000" draw:marker-start-width="0.245cm" draw:marker-end-width="0.245cm" draw:fill="solid" draw:fill-color="#ffff99" draw:textarea-vertical-align="middle" fo:min-height="1.313cm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.03cm" svg:stroke-color="#800000" draw:marker-start-width="0.245cm" draw:marker-end-width="0.245cm" draw:fill="solid" draw:fill-color="#ffff99" draw:textarea-vertical-align="middle" fo:min-height="2.805cm" fo:padding-top="0.125cm" fo:padding-bottom="0.125cm" fo:padding-left="0.25cm" fo:padding-right="0.25cm"/>
    </style:style>
    <style:style style:name="gr6" style:family="graphic" style:parent-style-name="standard">
      <style:graphic-properties svg:stroke-width="0.03cm" svg:stroke-color="#800000" draw:marker-start="Arrowheads_20_1" draw:marker-start-width="0.245cm" draw:marker-end="Arrowheads_20_1" draw:marker-end-width="0.245cm" draw:fill="solid" draw:fill-color="#ffff99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800000" draw:marker-start="Arrowheads_20_1" draw:marker-start-width="0.245cm" draw:marker-end="" draw:marker-end-width="0.245cm" draw:fill="solid" draw:fill-color="#ffff99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800000" draw:marker-start="Arrowheads_20_1" draw:marker-start-width="0.245cm" draw:marker-end-width="0.245cm" draw:fill="solid" draw:fill-color="#ffff99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00000" draw:marker-start-width="0.245cm" draw:marker-end="Arrowheads_20_1" draw:marker-end-width="0.245cm" draw:fill="solid" draw:fill-color="#ffff99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solid" draw:stroke-dash="Fine_20_Dashed" svg:stroke-color="#008000" draw:fill="solid" draw:fill-color="#ffff99" draw:opacity="20%" draw:textarea-horizontal-align="left" draw:textarea-vertical-align="top" draw:auto-grow-height="false" fo:min-height="0cm" fo:min-width="0cm" fo:wrap-option="no-wrap" draw:shadow-opacity="20%"/>
    </style:style>
    <style:style style:name="gr11" style:family="graphic" style:parent-style-name="standard">
      <style:graphic-properties svg:stroke-width="0.03cm" svg:stroke-color="#355e00" draw:marker-start-width="0.245cm" draw:marker-end-width="0.245cm" draw:fill="solid" draw:fill-color="#355e00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text-properties fo:font-family="'DejaVu Sans'" style:font-style-name="Book" style:font-family-generic="swiss" style:font-pitch="variable" fo:font-size="18pt" style:font-size-asian="18pt" style:font-size-complex="18pt"/>
    </style:style>
    <style:style style:name="P2" style:family="paragraph">
      <style:paragraph-properties fo:text-align="center"/>
      <style:text-properties fo:font-family="'DejaVu Sans'" style:font-style-name="Book" style:font-family-generic="swiss" style:font-pitch="variable" fo:font-size="16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355e00" fo:font-family="'DejaVu Sans'" style:font-family-generic="swiss" style:font-pitch="variable" fo:font-size="14pt" fo:font-style="italic" fo:font-weight="normal"/>
    </style:style>
    <style:style style:name="P5" style:family="paragraph">
      <style:paragraph-properties fo:text-align="center"/>
      <style:text-properties fo:color="#ffffff" fo:font-family="'DejaVu Sans'" style:font-style-name="Book" style:font-family-generic="swiss" style:font-pitch="variable" fo:font-size="16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355e00" fo:font-family="'DejaVu Sans'" style:font-family-generic="swiss" style:font-pitch="variable" fo:font-size="14pt" fo:font-style="italic" fo:font-weight="normal" style:font-size-asian="16pt" style:font-size-complex="16pt"/>
    </style:style>
    <style:style style:name="T1" style:family="text">
      <style:text-properties fo:font-family="'DejaVu Sans'" style:font-style-name="Book" style:font-family-generic="swiss" style:font-pitch="variable"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family="'DejaVu Sans'" style:font-style-name="Book" style:font-family-generic="swiss" style:font-pitch="variable" fo:font-size="18pt" style:font-size-asian="18pt" style:font-size-complex="18pt"/>
    </style:style>
    <style:style style:name="T3" style:family="text">
      <style:text-properties fo:color="#0000ff" fo:font-family="'DejaVu Sans'" style:font-style-name="Book" style:font-family-generic="swiss" style:font-pitch="variable" fo:font-size="18pt" style:font-size-asian="18pt" style:font-size-complex="18pt"/>
    </style:style>
    <style:style style:name="T4" style:family="text">
      <style:text-properties fo:color="#0000ff" fo:font-family="'DejaVu Sans Mono'" style:font-family-generic="swiss" style:font-pitch="fixed" fo:font-size="18pt" style:font-size-asian="14pt" style:font-size-complex="14pt"/>
    </style:style>
    <style:style style:name="T5" style:family="text">
      <style:text-properties fo:font-family="'DejaVu Sans'" style:font-style-name="Book" style:font-family-generic="swiss" style:font-pitch="variable" fo:font-size="18pt" style:text-underline-style="none" style:font-size-asian="18pt" style:font-size-complex="18pt"/>
    </style:style>
    <style:style style:name="T6" style:family="text">
      <style:text-properties fo:color="#355e00" fo:font-family="'DejaVu Sans'" style:font-family-generic="swiss" style:font-pitch="variable" fo:font-size="14pt" fo:font-style="italic" fo:font-weight="normal"/>
    </style:style>
    <style:style style:name="T7" style:family="text">
      <style:text-properties fo:color="#ffffff" fo:font-family="'DejaVu Sans'" style:font-style-name="Book" style:font-family-generic="swiss" style:font-pitch="variable" fo:font-size="16pt" style:font-size-asian="18pt" style:font-size-complex="18pt"/>
    </style:style>
    <style:style style:name="T8" style:family="text">
      <style:text-properties fo:color="#355e00" fo:font-family="'DejaVu Sans'" style:font-family-generic="swiss" style:font-pitch="variable" fo:font-size="14pt" fo:font-style="italic" fo:font-weight="normal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5.469cm" svg:height="1.725cm" svg:x="6.5cm" svg:y="6.788cm">
          <draw:text-box draw:corner-radius="0.4cm">
            <text:p><text:span text:style-name="T1">Tool</text:span></text:p>
            <text:p><text:span text:style-name="T2">Qt Linguist</text:span></text:p>
          </draw:text-box>
        </draw:frame>
        <draw:frame draw:style-name="gr2" draw:text-style-name="P1" xml:id="id3" draw:id="id3" draw:layer="layout" svg:width="13.997cm" svg:height="1.725cm" svg:x="6.5cm" svg:y="1.5cm">
          <draw:text-box>
            <text:p><text:span text:style-name="T1">Code</text:span></text:p>
            <text:p><text:span text:style-name="T3">l</text:span><text:span text:style-name="T4">abel-&gt;setText(tr("Greeting"));</text:span></text:p>
          </draw:text-box>
        </draw:frame>
        <draw:frame draw:style-name="gr2" draw:text-style-name="P1" xml:id="id4" draw:id="id4" draw:layer="layout" svg:width="3.3cm" svg:height="1.725cm" svg:x="0.699cm" svg:y="3.275cm">
          <draw:text-box draw:corner-radius="0.4cm">
            <text:p><text:span text:style-name="T1">Tool</text:span></text:p>
            <text:p><text:span text:style-name="T2">lupdate</text:span></text:p>
          </draw:text-box>
        </draw:frame>
        <draw:frame draw:style-name="gr3" draw:text-style-name="P1" xml:id="id5" draw:id="id5" draw:layer="layout" svg:width="13.997cm" svg:height="2.462cm" svg:x="6.503cm" svg:y="4.038cm">
          <draw:text-box>
            <text:p><text:span text:style-name="T1">Project File (app.pro)</text:span></text:p>
            <text:p><text:span text:style-name="T4">TRANSLATIONS += app_de.ts</text:span></text:p>
            <text:p><text:span text:style-name="T4">CODECFORTR = UTF-8</text:span></text:p>
          </draw:text-box>
        </draw:frame>
        <draw:frame draw:style-name="gr2" draw:text-style-name="P1" xml:id="id1" draw:id="id1" draw:layer="layout" svg:width="4.4cm" svg:height="1.725cm" svg:x="0.149cm" svg:y="6.788cm">
          <draw:text-box draw:corner-radius="0.4cm">
            <text:p><text:span text:style-name="T1">TS File</text:span></text:p>
            <text:p><text:span text:style-name="T5">app_de.ts</text:span></text:p>
          </draw:text-box>
        </draw:frame>
        <draw:frame draw:style-name="gr4" draw:text-style-name="P1" xml:id="id6" draw:id="id6" draw:layer="layout" svg:width="3.1cm" svg:height="1.725cm" svg:x="0.799cm" svg:y="9.481cm">
          <draw:text-box draw:corner-radius="0.4cm">
            <text:p><text:span text:style-name="T1">Tool</text:span></text:p>
            <text:p><text:span text:style-name="T5">lrelease</text:span></text:p>
          </draw:text-box>
        </draw:frame>
        <draw:frame draw:style-name="gr2" draw:text-style-name="P1" xml:id="id7" draw:id="id7" draw:layer="layout" svg:width="4.5cm" svg:height="1.725cm" svg:x="0.099cm" svg:y="12.173cm">
          <draw:text-box draw:corner-radius="0.4cm">
            <text:p><text:span text:style-name="T1">QM File</text:span></text:p>
            <text:p><text:span text:style-name="T5">app_de.qm</text:span></text:p>
          </draw:text-box>
        </draw:frame>
        <draw:frame draw:style-name="gr5" draw:text-style-name="P1" xml:id="id8" draw:id="id8" draw:layer="layout" svg:width="14cm" svg:height="3.199cm" svg:x="6.8cm" svg:y="11.447cm">
          <draw:text-box>
            <text:p><text:span text:style-name="T1">Code</text:span></text:p>
            <text:p><text:span text:style-name="T4">QTranslator translator;</text:span></text:p>
            <text:p><text:span text:style-name="T4">translator.load("app_de");</text:span></text:p>
            <text:p><text:span text:style-name="T4">app.installTranslator(&amp;translator);</text:span></text:p>
          </draw:text-box>
        </draw:frame>
        <draw:connector draw:style-name="gr6" draw:text-style-name="P2" draw:layer="layout" draw:type="curve" svg:x1="4.549cm" svg:y1="7.65cm" svg:x2="6.5cm" svg:y2="7.65cm" draw:start-shape="id1" draw:start-glue-point="1" draw:end-shape="id2" svg:d="m4549 7650h1951" svg:viewBox="0 0 1952 1">
          <text:p/>
        </draw:connector>
        <draw:connector draw:style-name="gr7" draw:text-style-name="P2" draw:layer="layout" draw:type="curve" svg:x1="6.5cm" svg:y1="2.362cm" svg:x2="3.999cm" svg:y2="4.137cm" draw:start-shape="id3" draw:start-glue-point="3" draw:end-shape="id4" draw:end-glue-point="1" svg:d="m6500 2362c-1875 0-625 1775-2501 1775" svg:viewBox="0 0 2502 1776">
          <text:p/>
        </draw:connector>
        <draw:connector draw:style-name="gr8" draw:text-style-name="P2" draw:layer="layout" draw:type="curve" svg:x1="6.503cm" svg:y1="5.269cm" svg:x2="3.999cm" svg:y2="4.137cm" draw:start-shape="id5" draw:start-glue-point="3" draw:end-shape="id4" draw:end-glue-point="1" svg:d="m6503 5269c-1878 0-626-1132-2504-1132" svg:viewBox="0 0 2505 1133">
          <text:p/>
        </draw:connector>
        <draw:connector draw:style-name="gr9" draw:text-style-name="P2" draw:layer="layout" draw:type="curve" svg:x1="2.349cm" svg:y1="5cm" svg:x2="2.349cm" svg:y2="6.788cm" draw:start-shape="id4" draw:start-glue-point="2" draw:end-shape="id1" draw:end-glue-point="0" svg:d="m2349 5000v1788" svg:viewBox="0 0 1 1789">
          <text:p/>
        </draw:connector>
        <draw:connector draw:style-name="gr7" draw:text-style-name="P2" draw:layer="layout" draw:type="curve" svg:x1="2.349cm" svg:y1="8.513cm" svg:x2="2.349cm" svg:y2="9.481cm" draw:start-shape="id1" draw:start-glue-point="2" draw:end-shape="id6" svg:d="m2349 8513v968" svg:viewBox="0 0 1 969">
          <text:p/>
        </draw:connector>
        <draw:connector draw:style-name="gr9" draw:text-style-name="P2" draw:layer="layout" draw:type="curve" svg:x1="2.349cm" svg:y1="11.206cm" svg:x2="2.349cm" svg:y2="12.173cm" draw:start-shape="id6" draw:start-glue-point="2" draw:end-shape="id7" draw:end-glue-point="0" svg:d="m2349 11206v967" svg:viewBox="0 0 1 968">
          <text:p/>
        </draw:connector>
        <draw:connector draw:style-name="gr9" draw:text-style-name="P2" draw:layer="layout" draw:type="curve" svg:x1="6.8cm" svg:y1="13.046cm" svg:x2="4.599cm" svg:y2="13.035cm" draw:start-shape="id8" draw:start-glue-point="3" draw:end-shape="id7" draw:end-glue-point="1" svg:d="m6800 13046c-1650 0-550-11-2201-11" svg:viewBox="0 0 2202 12">
          <text:p/>
        </draw:connector>
        <draw:custom-shape draw:style-name="gr10" draw:text-style-name="P4" draw:layer="layout" svg:width="5.499cm" svg:height="0.999cm" svg:x="14.501cm" svg:y="7cm">
          <text:p text:style-name="P3"><text:span text:style-name="T6">provide translation</text:span></text:p>
          <draw:enhanced-geometry svg:viewBox="0 0 21600 21600" draw:mirror-horizontal="false" draw:mirror-vertical="false" draw:type="line-callout-3" draw:modifiers="-6181.52727272727 14277.6 -977.890909090909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5" draw:layer="layout" svg:width="1.204cm" svg:height="1.235cm" svg:x="12.296cm" svg:y="7cm">
          <text:p text:style-name="P3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5.7cm" svg:height="1.001cm" svg:x="15.1cm" svg:y="9.7cm">
          <text:p text:style-name="P3"><text:span text:style-name="T6">load translation</text:span></text:p>
          <draw:enhanced-geometry svg:viewBox="0 0 21600 21600" draw:mirror-horizontal="false" draw:mirror-vertical="false" draw:type="line-callout-3" draw:modifiers="-4323.03104718471 17439.5209580838 -947.202245220137 11964.071856287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5" draw:layer="layout" svg:width="1.203cm" svg:height="1.235cm" svg:x="13.2cm" svg:y="10cm">
          <text:p text:style-name="P3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5.5cm" svg:height="1.29cm" svg:x="3.2cm" svg:y="0.01cm">
          <text:p text:style-name="P6"><text:span text:style-name="T8">extracts translations</text:span></text:p>
          <text:p text:style-name="P6"><text:span text:style-name="T8">updates ts file</text:span></text:p>
          <draw:enhanced-geometry svg:viewBox="0 0 21600 21600" draw:mirror-horizontal="false" draw:mirror-vertical="false" draw:type="line-callout-3" draw:modifiers="-3266.8969278313 38197.3663826491 -981.639701872387 9269.093725793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4" draw:layer="layout" svg:width="5.7cm" svg:height="1.001cm" svg:x="6.822cm" svg:y="9.697cm">
          <text:p text:style-name="P4"><text:span text:style-name="T6">compile translation</text:span></text:p>
          <draw:enhanced-geometry svg:viewBox="0 0 21600 21600" draw:mirror-horizontal="false" draw:mirror-vertical="false" draw:type="line-callout-3" draw:modifiers="-6183.33625679705 15326.9461077844 -947.202245220137 11942.514970059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5" draw:layer="layout" svg:width="1.204cm" svg:height="1.235cm" svg:x="4.5cm" svg:y="9.765cm">
          <text:p text:style-name="P3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204cm" svg:height="1.235cm" svg:x="1.7cm" svg:y="1.7cm">
          <text:p text:style-name="P3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3-25T10:39:09</meta:creation-date>
    <dc:date>2013-09-25T15:15:40</dc:date>
    <meta:editing-duration>PT37M27S</meta:editing-duration>
    <meta:editing-cycles>9</meta:editing-cycles>
    <meta:generator>LibreOffice/3.5$Linux_X86_64 LibreOffice_project/350m1$Build-2</meta:generator>
    <meta:document-statistic meta:object-count="23"/>
  </office:meta>
</office:document-meta>
</file>